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0.499cm" table:align="left"/>
    </style:style>
    <style:style style:name="Tabla1.A" style:family="table-column">
      <style:table-column-properties style:column-width="2.013cm"/>
    </style:style>
    <style:style style:name="Tabla1.B" style:family="table-column">
      <style:table-column-properties style:column-width="8.486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officeooo:rsid="0017b3a7" officeooo:paragraph-rsid="0017b3a7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7b3a7" officeooo:paragraph-rsid="0017b3a7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17b3a7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paragraph-rsid="0017b3a7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T1" style:family="text">
      <style:text-properties fo:color="#0000cd" loext:opacity="100%"/>
    </style:style>
    <style:style style:name="T2" style:family="text">
      <style:text-properties fo:color="#a52a2a" loext:opacity="100%"/>
    </style:style>
    <style:style style:name="T3" style:family="text">
      <style:text-properties loext:padding="0cm" loext:border="none"/>
    </style:style>
    <style:style style:name="T4" style:family="text">
      <style:text-properties officeooo:rsid="0017b3a7"/>
    </style:style>
    <style:style style:name="T5" style:family="text">
      <style:text-properties officeooo:rsid="0019aa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ormatos de <text:span text:style-name="T4">tipo </text:span>fecha de JavaScript</text:h>
      <text:p text:style-name="P15"/>
      <text:p text:style-name="Horizontal_20_Line"/>
      <text:h text:style-name="P2" text:outline-level="2">Entrada de <text:span text:style-name="T4">tipo Date</text:span></text:h>
      <text:p text:style-name="P3">Generalmente existen 3 tipos de formatos de entrada de fecha de JavaScript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Tipo</text:p>
          </table:table-cell>
          <table:table-cell table:style-name="Tabla1.A1" office:value-type="string">
            <text:p text:style-name="P9">Ejemplo</text:p>
          </table:table-cell>
        </table:table-row>
        <table:table-row table:style-name="Tabla1.2">
          <table:table-cell table:style-name="Tabla1.A1" office:value-type="string">
            <text:p text:style-name="P8">Fecha ISO</text:p>
          </table:table-cell>
          <table:table-cell table:style-name="Tabla1.A1" office:value-type="string">
            <text:p text:style-name="P8">"2015-03-25" (La Norma Internacional)</text:p>
          </table:table-cell>
        </table:table-row>
        <table:table-row table:style-name="Tabla1.1">
          <table:table-cell table:style-name="Tabla1.A1" office:value-type="string">
            <text:p text:style-name="P5">Fecha short</text:p>
          </table:table-cell>
          <table:table-cell table:style-name="Tabla1.A1" office:value-type="string">
            <text:p text:style-name="P10">"03/25/2015 "</text:p>
          </table:table-cell>
        </table:table-row>
        <table:table-row table:style-name="Tabla1.2">
          <table:table-cell table:style-name="Tabla1.A1" office:value-type="string">
            <text:p text:style-name="P5">Fecha long</text:p>
          </table:table-cell>
          <table:table-cell table:style-name="Tabla1.A1" office:value-type="string">
            <text:p text:style-name="P8">"Mar 25 2015" o "25 Mar 2015" </text:p>
          </table:table-cell>
        </table:table-row>
      </table:table>
      <text:p text:style-name="P7"/>
      <text:p text:style-name="P7">El formato ISO sigue un estándar estricto en JavaScript.</text:p>
      <text:p text:style-name="P7">Los otros formatos no están tan bien definidos y pueden ser específicos del navegador.</text:p>
      <text:p text:style-name="Horizontal_20_Line"/>
      <text:h text:style-name="P2" text:outline-level="2">Salida de <text:span text:style-name="T4">tipo Date</text:span></text:h>
      <text:p text:style-name="P3">Independientemente del formato de entrada, JavaScript generará (de forma predeterminada) las fechas en formato de cadena de texto completo:</text:p>
      <text:p text:style-name="P11">Sun Mar 17 2024 18:00:29 GMT+0100 (hora estándar de Europa central)</text:p>
      <text:p text:style-name="Horizontal_20_Line"/>
      <text:h text:style-name="P2" text:outline-level="2">Fechas ISO de JavaScript</text:h>
      <text:p text:style-name="P3">ISO 8601 es el estándar internacional para la representación de fechas y horas.</text:p>
      <text:p text:style-name="P3">La sintaxis ISO 8601 (AAAA-MM-DD) también es el formato de fecha de JavaScript preferido:</text:p>
      <text:h text:style-name="P6" text:outline-level="3">Ejemplo (fecha completa)</text:h>
      <text:p text:style-name="P12"><text:span text:style-name="T1">const</text:span> d = <text:span text:style-name="T1">new</text:span> Date(<text:span text:style-name="T2">"2015-03-25"</text:span>);</text:p>
      <text:p text:style-name="P7"/>
      <text:p text:style-name="P7">La fecha calculada será relativa a su zona horaria.<text:line-break/>Dependiendo de su zona horaria, el resultado anterior variará entre el 24 y el 25 de marzo.</text:p>
      <text:p text:style-name="Horizontal_20_Line"/>
      <text:h text:style-name="P2" text:outline-level="2">Fechas ISO (año y mes)</text:h>
      <text:p text:style-name="P3">Las fechas ISO se pueden escribir sin especificar el día (<text:span text:style-name="T4">YYYY</text:span>-MM):</text:p>
      <text:h text:style-name="P6" text:outline-level="3">Ejemplo</text:h>
      <text:p text:style-name="P12"><text:span text:style-name="T1">const</text:span> d = <text:span text:style-name="T1">new</text:span> Date(<text:span text:style-name="T2">"2015-03"</text:span>);</text:p>
      <text:p text:style-name="P7"/>
      <text:p text:style-name="P7"><text:soft-page-break/>Las zonas horarias variarán el resultado anterior entre el 28 de febrero y el 01 de marzo.</text:p>
      <text:p text:style-name="Horizontal_20_Line"/>
      <text:h text:style-name="P2" text:outline-level="2">Fechas ISO (solo año)</text:h>
      <text:p text:style-name="P3">Las fechas ISO se pueden escribir sin mes ni día (<text:span text:style-name="T4">YYYY</text:span>):</text:p>
      <text:h text:style-name="P6" text:outline-level="3">Ejemplo</text:h>
      <text:p text:style-name="P12"><text:span text:style-name="T1">const</text:span> d = <text:span text:style-name="T1">new</text:span> Date(<text:span text:style-name="T2">"2015"</text:span>);</text:p>
      <text:p text:style-name="P7"/>
      <text:p text:style-name="P7">Las zonas horarias variarán el resultado anterior entre el 31 de diciembre de 2014 y el 1 de enero de 2015.</text:p>
      <text:p text:style-name="Horizontal_20_Line"/>
      <text:h text:style-name="P2" text:outline-level="2">Fechas ISO (Fecha-Hora)</text:h>
      <text:p text:style-name="P3">Las fechas ISO se pueden escribir añadiendo horas, minutos y segundos <text:span text:style-name="T4">(YYYY</text:span>-MM-DDTHH:MM:SSZ):</text:p>
      <text:h text:style-name="P6" text:outline-level="3">Ejemplo</text:h>
      <text:p text:style-name="P12"><text:span text:style-name="T1">const</text:span> d = <text:span text:style-name="T1">new</text:span> Date(<text:span text:style-name="T2">"2015-03-25T12:00:00Z"</text:span>);</text:p>
      <text:p text:style-name="P7"/>
      <text:p text:style-name="P3">La fecha y la hora están separadas por T mayúscula.</text:p>
      <text:p text:style-name="P3">La hora UTC se define con una letra mayúscula Z.</text:p>
      <text:p text:style-name="P3">Si desea modificar la hora relativa a UTC, elimine la Z y agregue +HH:MM o -HH:MM en su lugar:</text:p>
      <text:h text:style-name="P6" text:outline-level="3">Ejemplo</text:h>
      <text:p text:style-name="P12"><text:span text:style-name="T1">const</text:span> d = <text:span text:style-name="T1">new</text:span> Date(<text:span text:style-name="T2">"2015-03-25T12:00:00-06:30"</text:span>);</text:p>
      <text:p text:style-name="P7"/>
      <text:p text:style-name="P7">UTC (hora universal coordinada) es lo mismo que GMT (hora media de Greenwich).</text:p>
      <text:p text:style-name="P7">Omitir T o Z en una cadena de fecha y hora puede dar resultados diferentes en diferentes navegadores.</text:p>
      <text:p text:style-name="Horizontal_20_Line"/>
      <text:h text:style-name="P2" text:outline-level="2">Zonas horarias</text:h>
      <text:p text:style-name="P3">Al establecer una fecha, sin especificar la zona horaria, JavaScript utilizará la zona horaria del navegador.</text:p>
      <text:p text:style-name="P3">Al obtener una fecha, sin especificar la zona horaria, el resultado se convierte a la zona horaria del navegador.</text:p>
      <text:p text:style-name="P3"><text:soft-page-break/>En otras palabras: si se crea una fecha/hora en GMT (hora media de Greenwich), la fecha/hora se convertirá a CDT (hora de verano del centro de EEUU.) si un usuario navega desde el centro de EE. UU.</text:p>
      <text:p text:style-name="Horizontal_20_Line"/>
      <text:h text:style-name="P2" text:outline-level="2">Fechas cortas de JavaScript.</text:h>
      <text:p text:style-name="P3">Las fechas cortas se escriben con una sintaxis "MM/DD/<text:span text:style-name="T4">YYYY</text:span>" como esta:</text:p>
      <text:h text:style-name="P6" text:outline-level="3">Ejemplo</text:h>
      <text:p text:style-name="P12"><text:span text:style-name="T1">const</text:span> d = <text:span text:style-name="T1">new</text:span> Date(<text:span text:style-name="T2">"03/25/2015"</text:span>);</text:p>
      <text:p text:style-name="P17"/>
      <text:p text:style-name="Horizontal_20_Line"/>
      <text:h text:style-name="P2" text:outline-level="2">¡ADVERTENCIAS!</text:h>
      <text:p text:style-name="P7">En algunos navegadores, los meses o días sin ceros a la izquierda pueden producir un error:</text:p>
      <text:p text:style-name="P13"><text:span text:style-name="T1">const</text:span> d = <text:span text:style-name="T1">new</text:span> Date(<text:span text:style-name="T2">"2015-3-25"</text:span>);</text:p>
      <text:p text:style-name="P7">El comportamiento de "<text:span text:style-name="T4">YYYY</text:span>/MM/DD" no está definido.<text:line-break/>Algunos navegadores intentarán adivinar el formato. Algunos devolverán NaN.</text:p>
      <text:p text:style-name="P13"><text:span text:style-name="T1">const</text:span> d = <text:span text:style-name="T1">new</text:span> Date(<text:span text:style-name="T2">"2015/03/25"</text:span>);</text:p>
      <text:p text:style-name="P7">El comportamiento de "DD-MM-<text:span text:style-name="T4">YYYY</text:span>" tampoco está definido.<text:line-break/>Algunos navegadores intentarán adivinar el formato. Algunos devolverán NaN.</text:p>
      <text:p text:style-name="P12"><text:span text:style-name="T1">const</text:span> d = <text:span text:style-name="T1">new</text:span> Date(<text:span text:style-name="T2">"25-03-2015"</text:span>);</text:p>
      <text:p text:style-name="Horizontal_20_Line"/>
      <text:h text:style-name="P2" text:outline-level="2">Fechas largas de JavaScript.</text:h>
      <text:p text:style-name="P3">Las fechas largas suelen escribirse con una sintaxis "MMM DD <text:span text:style-name="T4">YYYY</text:span>" como esta:</text:p>
      <text:h text:style-name="P6" text:outline-level="3">Ejemplo</text:h>
      <text:p text:style-name="P12"><text:span text:style-name="T1">const</text:span> d = <text:span text:style-name="T1">new</text:span> Date(<text:span text:style-name="T2">"Mar 25 2015"</text:span>);</text:p>
      <text:p text:style-name="P7"/>
      <text:p text:style-name="P3">El mes y el día pueden estar en cualquier orden:</text:p>
      <text:h text:style-name="P6" text:outline-level="3">Ejemplo</text:h>
      <text:p text:style-name="P12"><text:span text:style-name="T1">const</text:span> d = <text:span text:style-name="T1">new</text:span> Date(<text:span text:style-name="T2">"25 Mar 2015"</text:span>);</text:p>
      <text:p text:style-name="P7"/>
      <text:p text:style-name="P14">Y el mes se puede escribir completo (January ) o abreviado (<text:span text:style-name="T4">Jan</text:span>):</text:p>
      <text:h text:style-name="P6" text:outline-level="3">Ejemplo</text:h>
      <text:p text:style-name="P12"><text:span text:style-name="T1">const</text:span> d = <text:span text:style-name="T1">new</text:span> Date(<text:span text:style-name="T2">"January 25 2015"</text:span>);</text:p>
      <text:p text:style-name="P3"><text:soft-page-break/><text:span text:style-name="T3"/></text:p>
      <text:h text:style-name="P6" text:outline-level="3">Ejemplo</text:h>
      <text:p text:style-name="P12"><text:span text:style-name="T1">const</text:span> d = <text:span text:style-name="T1">new</text:span> Date(<text:span text:style-name="T2">"Jan 25 2015"</text:span>);</text:p>
      <text:p text:style-name="P7"/>
      <text:p text:style-name="P3">Se ignoran las comas. Los nombres no distinguen entre mayúsculas y minúsculas:</text:p>
      <text:h text:style-name="P6" text:outline-level="3">Ejemplo</text:h>
      <text:p text:style-name="P12"><text:span text:style-name="T1">const</text:span> d = <text:span text:style-name="T1">new</text:span> Date(<text:span text:style-name="T2">"JANUARY, 25, 2015"</text:span>);</text:p>
      <text:p text:style-name="P17"/>
      <text:p text:style-name="Horizontal_20_Line"/>
      <text:h text:style-name="P4" text:outline-level="2">Parsear datos</text:h>
      <text:p text:style-name="P3">Si tiene una cadena de fecha válida, puede usar el método <text:span text:style-name="Source_20_Text"><text:span text:style-name="T3">Date.parse() </text:span></text:span>para convertirla a milisegundos.</text:p>
      <text:p text:style-name="P3"><text:span text:style-name="Source_20_Text"><text:span text:style-name="T3">Date.parse()</text:span></text:span>devuelve el número de milisegundos entre la fecha y el 1 de enero de 1970:</text:p>
      <text:h text:style-name="P6" text:outline-level="3">Ejemplo</text:h>
      <text:p text:style-name="P12"><text:span text:style-name="T1">let</text:span> msec = Date.parse(<text:span text:style-name="T2">"March 21, 2012"</text:span>);</text:p>
      <text:p text:style-name="P3"><text:a xlink:type="simple" xlink:href="https://www.w3schools.com/js/tryit.asp?filename=tryjs_date_parse" office:target-frame-name="_blank" xlink:show="new" text:style-name="Internet_20_link" text:visited-style-name="Visited_20_Internet_20_Link"><text:span text:style-name="T3"/></text:a></text:p>
      <text:p text:style-name="P3">Luego puedes usar la cantidad de milisegundos para <text:span text:style-name="Strong_20_Emphasis">convertirlo en un</text:span> objeto de <text:span text:style-name="T5">tipo</text:span> <text:span text:style-name="T5">Darw</text:span>:</text:p>
      <text:h text:style-name="P6" text:outline-level="3">Ejemplo</text:h>
      <text:p text:style-name="P12"><text:span text:style-name="T1">let</text:span> msec = Date.parse(<text:span text:style-name="T2">"March 21, 2012"</text:span>);<text:line-break/><text:span text:style-name="T1">const</text:span> d = <text:span text:style-name="T1">new</text:span> Date(msec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18:00:52.477000000</meta:creation-date>
    <dc:date>2024-03-18T20:23:27.649000000</dc:date>
    <meta:editing-duration>PT11M10S</meta:editing-duration>
    <meta:editing-cycles>2</meta:editing-cycles>
    <meta:generator>LibreOffice/7.6.0.3$Windows_X86_64 LibreOffice_project/69edd8b8ebc41d00b4de3915dc82f8f0fc3b6265</meta:generator>
    <meta:document-statistic meta:table-count="1" meta:image-count="0" meta:object-count="0" meta:page-count="4" meta:paragraph-count="81" meta:word-count="660" meta:character-count="3993" meta:non-whitespace-character-count="3413"/>
  </office:meta>
</office:document-meta>
</file>